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Comma" style:data-style-name="N36"/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Comma" style:data-style-name="N36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35"/>
    <style:style style:name="ce6" style:family="table-cell" style:parent-style-name="Default" style:data-style-name="N37"/>
    <style:style style:name="ce7" style:family="table-cell" style:parent-style-name="Default" style:data-style-name="N38"/>
    <style:style style:name="ce8" style:family="table-cell" style:parent-style-name="Percent_32_2" style:data-style-name="N13"/>
    <style:style style:name="ce9" style:family="table-cell" style:parent-style-name="Comma" style:data-style-name="N38"/>
    <style:style style:name="ce10" style:family="table-cell" style:parent-style-name="Default" style:data-style-name="N0">
      <style:text-properties fo:color="#7F7F7F" fo:font-style="italic" style:font-style-asian="italic" style:font-style-complex="italic"/>
    </style:style>
    <style:style style:name="ce11" style:family="table-cell" style:parent-style-name="Comma" style:data-style-name="N38">
      <style:text-properties fo:color="#7F7F7F" fo:font-style="italic" style:font-style-asian="italic" style:font-style-complex="italic"/>
    </style:style>
    <style:style style:name="ce12" style:family="table-cell" style:parent-style-name="Default" style:data-style-name="N39"/>
    <style:style style:name="ce13" style:family="table-cell" style:parent-style-name="Default" style:data-style-name="N39"/>
    <style:style style:name="ce14" style:family="table-cell" style:parent-style-name="Default" style:data-style-name="N3"/>
    <style:style style:name="ce15" style:family="table-cell" style:parent-style-name="Percent_32_2" style:data-style-name="N40"/>
    <style:style style:name="ce16" style:family="table-cell" style:parent-style-name="Percent_32_2" style:data-style-name="N13">
      <style:text-properties fo:color="#7F7F7F" fo:font-style="italic" style:font-style-asian="italic" style:font-style-complex="italic"/>
    </style:style>
    <style:style style:name="ce17" style:family="table-cell" style:parent-style-name="Default" style:data-style-name="N41"/>
    <style:style style:name="ce18" style:family="table-cell" style:parent-style-name="Default" style:data-style-name="N41">
      <style:text-properties fo:color="#7F7F7F" fo:font-style="italic" style:font-style-asian="italic" style:font-style-complex="italic"/>
    </style:style>
    <style:style style:name="ce19" style:family="table-cell" style:parent-style-name="Default" style:data-style-name="N42"/>
    <style:style style:name="ce20" style:family="table-cell" style:parent-style-name="Default" style:data-style-name="N0">
      <style:table-cell-properties fo:background-color="#7F7F7F"/>
    </style:style>
    <style:style style:name="ce21" style:family="table-cell" style:parent-style-name="Default" style:data-style-name="N0">
      <style:table-cell-properties style:vertical-align="automatic" fo:background-color="#7F7F7F" style:repeat-content="false"/>
      <style:paragraph-properties fo:text-align="center"/>
    </style:style>
    <style:style style:name="ce22" style:family="table-cell" style:parent-style-name="Default" style:data-style-name="N0"/>
    <style:style style:name="ce23" style:family="table-cell" style:parent-style-name="Default" style:data-style-name="N36"/>
    <style:style style:name="co1" style:family="table-column">
      <style:table-column-properties fo:break-before="auto" style:column-width="19.764375cm" style:use-optimal-column-width="true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33375cm" style:use-optimal-column-width="true"/>
    </style:style>
    <style:style style:name="co5" style:family="table-column">
      <style:table-column-properties fo:break-before="auto" style:column-width="2.936875cm" style:use-optimal-column-width="true"/>
    </style:style>
    <style:style style:name="co6" style:family="table-column">
      <style:table-column-properties fo:break-before="auto" style:column-width="4.28625cm" style:use-optimal-column-width="true"/>
    </style:style>
    <style:style style:name="co7" style:family="table-column">
      <style:table-column-properties fo:break-before="auto" style:column-width="7.40833333333333cm" style:use-optimal-column-width="true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8.016875cm"/>
    </style:style>
    <style:style style:name="co10" style:family="table-column">
      <style:table-column-properties fo:break-before="auto" style:column-width="3.06916666666667cm" style:use-optimal-column-width="true"/>
    </style:style>
    <style:style style:name="co11" style:family="table-column">
      <style:table-column-properties fo:break-before="auto" style:column-width="3.4925cm" style:use-optimal-column-width="true"/>
    </style:style>
    <style:style style:name="co12" style:family="table-column">
      <style:table-column-properties fo:break-before="auto" style:column-width="4.048125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Largest donors to Mali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10 October 201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table:style-name="ce20"/>
          <table:table-cell office:value-type="string" table:style-name="ce20">
            <text:p>US$ mill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46.821263000000002" table:formula="msoxl:=(B29+B30+B31)/1000000" table:style-name="ce9">
            <text:p><text:s/>46.8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21.007045999999999" table:style-name="ce9">
            <text:p><text:s/>21.0<text:s/></text:p>
          </table:table-cell>
          <table:table-cell table:style-name="ce1">
            <draw:frame xmlns:presentation="urn:oasis:names:tc:opendocument:xmlns:presentation:1.0" draw:z-index="1" draw:id="id0" draw:style-name="a0" draw:name="Chart 1" svg:x="0.46667in" svg:y="0.04167in" svg:width="5in" svg:height="3.1083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16.567167000000001" table:style-name="ce9">
            <text:p><text:s/>16.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15.999980000000001" table:style-name="ce9">
            <text:p><text:s/>16.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5.869173" table:style-name="ce9">
            <text:p><text:s/>5.9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way</text:p>
          </table:table-cell>
          <table:table-cell office:value-type="float" office:value="5.6873860000000001" table:style-name="ce9">
            <text:p><text:s/>5.7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5.3934290000000003" table:style-name="ce9">
            <text:p><text:s/>5.4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4.7" table:style-name="ce9">
            <text:p><text:s/>4.7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mark</text:p>
          </table:table-cell>
          <table:table-cell office:value-type="float" office:value="3.856109" table:style-name="ce9">
            <text:p><text:s/>3.9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2.6027149999999999" table:style-name="ce9">
            <text:p><text:s/>2.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gium</text:p>
          </table:table-cell>
          <table:table-cell office:value-type="float" office:value="2.0741149999999999" table:style-name="ce9">
            <text:p><text:s/>2.1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rea, Republic of</text:p>
          </table:table-cell>
          <table:table-cell office:value-type="float" office:value="1.5" table:style-name="ce9">
            <text:p><text:s/>1.5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xembourg</text:p>
          </table:table-cell>
          <table:table-cell office:value-type="float" office:value="1.2915129999999999" table:style-name="ce9">
            <text:p><text:s/>1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therlands</text:p>
          </table:table-cell>
          <table:table-cell office:value-type="float" office:value="1.2378880000000001" table:style-name="ce9">
            <text:p><text:s/>1.2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e</text:p>
          </table:table-cell>
          <table:table-cell office:value-type="float" office:value="0.87241000000000002" table:style-name="ce9">
            <text:p><text:s/>0.9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ocation of unearmarked funds by MINUSMA</text:p>
          </table:table-cell>
          <table:table-cell office:value-type="float" office:value="0.72798499999999999" table:style-name="ce9">
            <text:p><text:s/>0.7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wait</text:p>
          </table:table-cell>
          <table:table-cell office:value-type="float" office:value="0.27873300000000001" table:style-name="ce9">
            <text:p><text:s/>0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eland</text:p>
          </table:table-cell>
          <table:table-cell office:value-type="float" office:value="0.27648600000000001" table:style-name="ce9">
            <text:p><text:s/>0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 Peacebuilding Fund</text:p>
          </table:table-cell>
          <table:table-cell office:value-type="float" office:value="0.27231499999999997" table:style-name="ce9">
            <text:p><text:s/>0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CEF National Committee/Poland</text:p>
          </table:table-cell>
          <table:table-cell office:value-type="float" office:value="9.7201999999999997E-2" table:style-name="ce9">
            <text:p><text:s/>0.1<text:s/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arious Donors (details not yet provided)</text:p>
          </table:table-cell>
          <table:table-cell office:value-type="float" office:value="3.5485470000000001" table:style-name="ce11">
            <text:p><text:s/>3.5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140.68146200000001" table:formula="msoxl:=SUM(B6:B26)" table:style-name="ce9">
            <text:p><text:s/>140.7<text:s/>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9"/>
          <table:table-cell table:number-columns-repeated="16382"/>
        </table:table-row>
        <table:table-row table:style-name="ro1">
          <table:table-cell office:value-type="string" table:style-name="ce10">
            <text:p>European Commission's Humanitarian Aid and Civil Protection Department</text:p>
          </table:table-cell>
          <table:table-cell office:value-type="float" office:value="29827947" table:style-name="ce11">
            <text:p><text:s/>29,827,947.0<text:s/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CHO DFID contribution</text:p>
          </table:table-cell>
          <table:table-cell office:value-type="float" office:value="16991812" table:style-name="ce11">
            <text:p><text:s/>16,991,812.0<text:s/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uropean Commission</text:p>
          </table:table-cell>
          <table:table-cell office:value-type="float" office:value="1504" table:style-name="ce11">
            <text:p><text:s/>1,504.0<text:s/>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9"/>
          <table:table-cell table:number-columns-repeated="16382"/>
        </table:table-row>
        <table:table-row table:style-name="ro1">
          <table:table-cell office:value-type="string" table:style-name="ce1">
            <text:p>Top 4</text:p>
          </table:table-cell>
          <table:table-cell office:value-type="float" office:value="100.395456" table:formula="msoxl:=B6+B7+B8+B9" table:style-name="ce7">
            <text:p><text:s/>100.4<text:s/></text:p>
          </table:table-cell>
          <table:table-cell office:value-type="percentage" office:value="0.7136367121348226" table:formula="msoxl:=B33/B27" table:style-name="ce8">
            <text:p>71%</text:p>
          </table:table-cell>
          <table:table-cell table:number-columns-repeated="16381"/>
        </table:table-row>
        <table:table-row table:number-rows-repeated="15" table:style-name="ro1">
          <table:table-cell table:style-name="ce1"/>
          <table:table-cell table:style-name="ce9"/>
          <table:table-cell table:number-columns-repeated="16382" table:style-name="ce1"/>
        </table:table-row>
        <table:table-row table:number-rows-repeated="27" table:style-name="ro1">
          <table:table-cell/>
          <table:table-cell table:style-name="ce9"/>
          <table:table-cell table:number-columns-repeated="16382"/>
        </table:table-row>
        <table:table-row table:number-rows-repeated="1048501" table:style-name="ro1">
          <table:table-cell table:number-columns-repeated="16384"/>
        </table:table-row>
      </table:table>
      <table:table table:name="Fig_2_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Title: UN Appea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0 October 201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quirements</text:p>
          </table:table-cell>
          <table:table-cell office:value-type="string" table:style-name="ce1">
            <text:p>Funding</text:p>
          </table:table-cell>
          <table:table-cell office:value-type="string" table:style-name="ce1">
            <text:p>Unmet requirements</text:p>
          </table:table-cell>
          <table:table-cell office:value-type="string" table:style-name="ce1">
            <text:p>% funded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214.56236699999999" table:style-name="ce12">
            <text:p>214.6</text:p>
          </table:table-cell>
          <table:table-cell office:value-type="float" office:value="152.898473" table:style-name="ce13">
            <text:p>152.9</text:p>
          </table:table-cell>
          <table:table-cell office:value-type="float" office:value="61.663893999999999" table:formula="msoxl:=(B6-C6)" table:style-name="ce12">
            <text:p>61.7</text:p>
          </table:table-cell>
          <table:table-cell office:value-type="percentage" office:value="0.71260619994931362" table:formula="msoxl:=C6/B6" table:style-name="ce8">
            <text:p>71%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476.92652099999998" table:style-name="ce12">
            <text:p>476.9</text:p>
          </table:table-cell>
          <table:table-cell office:value-type="float" office:value="264.72630900000001" table:style-name="ce13">
            <text:p>264.7</text:p>
          </table:table-cell>
          <table:table-cell office:value-type="float" office:value="212.20021199999996" table:formula="msoxl:=(B7-C7)" table:style-name="ce12">
            <text:p>212.2</text:p>
          </table:table-cell>
          <table:table-cell office:value-type="percentage" office:value="0.55506728467297806" table:formula="msoxl:=C7/B7" table:style-name="ce8">
            <text:p>56%</text:p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481.021163" table:style-name="ce12">
            <text:p>481.0</text:p>
          </table:table-cell>
          <table:table-cell office:value-type="float" office:value="238.67006900000001" table:style-name="ce13">
            <text:p>238.7</text:p>
          </table:table-cell>
          <table:table-cell office:value-type="float" office:value="242.35109399999999" table:formula="msoxl:=(B8-C8)" table:style-name="ce12">
            <text:p>242.4</text:p>
          </table:table-cell>
          <table:table-cell office:value-type="percentage" office:value="0.4961737390335984" table:formula="msoxl:=C8/B8" table:style-name="ce8">
            <text:p>50%</text:p>
          </table:table-cell>
          <table:table-cell table:number-columns-repeated="16379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77.38153" table:style-name="ce12">
            <text:p>377.4</text:p>
          </table:table-cell>
          <table:table-cell office:value-type="float" office:value="132.01938999999999" table:style-name="ce13">
            <text:p>132.0</text:p>
          </table:table-cell>
          <table:table-cell office:value-type="float" office:value="245.36214000000001" table:formula="msoxl:=(B9-C9)" table:style-name="ce12">
            <text:p>245.4</text:p>
          </table:table-cell>
          <table:table-cell office:value-type="percentage" office:value="0.34983002480275066" table:formula="msoxl:=C9/B9" table:style-name="ce8">
            <text:p>35%</text:p>
          </table:table-cell>
          <table:table-cell table:number-columns-repeated="16379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54.05269500000003" table:style-name="ce12">
            <text:p>354.1</text:p>
          </table:table-cell>
          <table:table-cell office:value-type="float" office:value="103.532308" table:style-name="ce13">
            <text:p>103.5</text:p>
          </table:table-cell>
          <table:table-cell office:value-type="float" office:value="250.52038700000003" table:formula="msoxl:=(B10-C10)" table:style-name="ce12">
            <text:p>250.5</text:p>
          </table:table-cell>
          <table:table-cell office:value-type="percentage" office:value="0.29242061834891553" table:formula="msoxl:=C10/B10" table:style-name="ce8">
            <text:p>29%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1" draw:style-name="a1" draw:name="Chart 1" svg:x="0.24167in" svg:y="0.00833in" svg:width="6.19167in" svg:height="3.97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1" table:style-name="ro1">
          <table:table-cell table:number-columns-repeated="16384"/>
        </table:table-row>
      </table:table>
      <table:table table:name="Fig_3-4" table:style-name="ta1">
        <table:table-column table:style-name="co7" table:default-cell-style-name="ce1"/>
        <table:table-column table:style-name="co4" table:number-columns-repeated="3" table:default-cell-style-name="ce1"/>
        <table:table-column table:style-name="co8" table:default-cell-style-name="ce1"/>
        <table:table-column table:style-name="co4" table:number-columns-repeated="2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Title: CERF funding to Mali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0 October 201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4"/>
          <table:table-cell table:number-columns-repeated="16382" table:style-name="ce1"/>
        </table:table-row>
        <table:table-row table:style-name="ro1">
          <table:table-cell table:style-name="ce20"/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office:value-type="string" table:style-name="ce20">
            <text:p>Grand Tot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ntral Emergency Response Fund</text:p>
          </table:table-cell>
          <table:table-cell office:value-type="float" office:value="13.954347" table:style-name="ce9">
            <text:p><text:s/>14.0<text:s/></text:p>
          </table:table-cell>
          <table:table-cell office:value-type="float" office:value="17.883983000000001" table:style-name="ce9">
            <text:p><text:s/>17.9<text:s/></text:p>
          </table:table-cell>
          <table:table-cell office:value-type="float" office:value="11.443364000000001" table:style-name="ce9">
            <text:p><text:s/>11.4<text:s/></text:p>
          </table:table-cell>
          <table:table-cell office:value-type="float" office:value="0" table:style-name="ce9">
            <text:p><text:s/>-<text:s text:c="3"/></text:p>
          </table:table-cell>
          <table:table-cell office:value-type="float" office:value="15.999980000000001" table:style-name="ce9">
            <text:p><text:s/>16.0<text:s/></text:p>
          </table:table-cell>
          <table:table-cell office:value-type="float" office:value="59.281674000000002" table:style-name="ce9">
            <text:p><text:s/>59.3<text:s/>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2" draw:style-name="a2" draw:name="Chart 2" svg:x="2.05833in" svg:y="0.06667in" svg:width="5.14167in" svg:height="3.1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xmlns:presentation="urn:oasis:names:tc:opendocument:xmlns:presentation:1.0" draw:z-index="2" draw:id="id3" draw:style-name="a3" draw:name="Chart 3" svg:x="0.8in" svg:y="0.05in" svg:width="5.1in" svg:height="3.47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CERF by sector, 2016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0"/>
          <table:table-cell office:value-type="string" table:style-name="ce20">
            <text:p>US$ millions</text:p>
          </table:table-cell>
          <table:table-cell office:value-type="string" table:style-name="ce21">
            <text:p>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5.71997" table:style-name="ce9">
            <text:p><text:s/>5.7<text:s/></text:p>
          </table:table-cell>
          <table:table-cell office:value-type="percentage" office:value="0.35749857187321482" table:formula="msoxl:=B30/$B$37" table:style-name="ce8">
            <text:p>3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and Sanitation</text:p>
          </table:table-cell>
          <table:table-cell office:value-type="float" office:value="2.2999999999999998" table:style-name="ce9">
            <text:p><text:s/>2.3<text:s/></text:p>
          </table:table-cell>
          <table:table-cell office:value-type="percentage" office:value="0.14375017968772461" table:formula="msoxl:=B31/$B$37" table:style-name="ce8">
            <text:p>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2.2000000000000002" table:style-name="ce9">
            <text:p><text:s/>2.2<text:s/></text:p>
          </table:table-cell>
          <table:table-cell office:value-type="percentage" office:value="0.13750017187521485" table:formula="msoxl:=B32/$B$37" table:style-name="ce8">
            <text:p>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riculture</text:p>
          </table:table-cell>
          <table:table-cell office:value-type="float" office:value="2" table:style-name="ce9">
            <text:p><text:s/>2.0<text:s/></text:p>
          </table:table-cell>
          <table:table-cell office:value-type="percentage" office:value="0.12500015625019531" table:formula="msoxl:=B33/$B$37" table:style-name="ce15">
            <text:p>12.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tection/Human rights/Rule of law</text:p>
          </table:table-cell>
          <table:table-cell office:value-type="float" office:value="1.625" table:style-name="ce9">
            <text:p><text:s/>1.6<text:s/></text:p>
          </table:table-cell>
          <table:table-cell office:value-type="percentage" office:value="0.10156262695328369" table:formula="msoxl:=B34/$B$37" table:style-name="ce8">
            <text:p>1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ucation</text:p>
          </table:table-cell>
          <table:table-cell office:value-type="float" office:value="1.08" table:style-name="ce9">
            <text:p><text:s/>1.1<text:s/></text:p>
          </table:table-cell>
          <table:table-cell office:value-type="percentage" office:value="6.7500084375105476E-2" table:formula="msoxl:=B35/$B$37" table:style-name="ce15">
            <text:p>6.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.07501" table:formula="msoxl:=B39+B40" table:style-name="ce9">
            <text:p><text:s/>1.1<text:s/></text:p>
          </table:table-cell>
          <table:table-cell office:value-type="percentage" office:value="6.7188208985261233E-2" table:formula="msoxl:=B36/B37" table:style-name="ce15">
            <text:p>6.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15.999980000000001" table:style-name="ce9">
            <text:p><text:s/>16.0<text:s/></text:p>
          </table:table-cell>
          <table:table-cell office:value-type="percentage" office:value="1" table:formula="msoxl:=SUM(C30:C36)" table:style-name="ce8">
            <text:p>100%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9"/>
          <table:table-cell table:style-name="ce8"/>
          <table:table-cell table:number-columns-repeated="16381"/>
        </table:table-row>
        <table:table-row table:style-name="ro1">
          <table:table-cell office:value-type="string" table:style-name="ce10">
            <text:p>Shelter and non-food items</text:p>
          </table:table-cell>
          <table:table-cell office:value-type="float" office:value="0.70001000000000002" table:style-name="ce11">
            <text:p><text:s/>0.7<text:s/></text:p>
          </table:table-cell>
          <table:table-cell office:value-type="percentage" office:value="4.3750679688349607E-2" table:formula="msoxl:=B39/$B$37" table:style-name="ce16">
            <text:p>4%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ine action</text:p>
          </table:table-cell>
          <table:table-cell office:value-type="float" office:value="0.375" table:style-name="ce11">
            <text:p><text:s/>0.4<text:s/></text:p>
          </table:table-cell>
          <table:table-cell office:value-type="percentage" office:value="2.3437529296911619E-2" table:formula="msoxl:=B40/$B$37" table:style-name="ce16">
            <text:p>2%</text:p>
          </table:table-cell>
          <table:table-cell table:number-columns-repeated="16381"/>
        </table:table-row>
        <table:table-row table:number-rows-repeated="1048536" table:style-name="ro1">
          <table:table-cell table:number-columns-repeated="16384"/>
        </table:table-row>
      </table:table>
      <table:table table:name="Fig_5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funding to Mali by sector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0 October 2016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table:style-name="ce1">
            <draw:frame xmlns:presentation="urn:oasis:names:tc:opendocument:xmlns:presentation:1.0" draw:z-index="1" draw:id="id4" draw:style-name="a4" draw:name="Chart 1" svg:x="0in" svg:y="0.175in" svg:width="5in" svg:height="3.6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0"/>
          <table:table-cell office:value-type="string" table:style-name="ce20">
            <text:p>US$ millions</text:p>
          </table:table-cell>
          <table:table-cell office:value-type="string" table:style-name="ce20">
            <text:p>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ctor not yet specified</text:p>
          </table:table-cell>
          <table:table-cell office:value-type="float" office:value="59.437089999999998" table:style-name="ce17">
            <text:p>59.4</text:p>
          </table:table-cell>
          <table:table-cell office:value-type="percentage" office:value="0.4224941165311461" table:formula="msoxl:=B6/$B$14" table:style-name="ce8">
            <text:p>4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27.700797000000001" table:style-name="ce17">
            <text:p>27.7</text:p>
          </table:table-cell>
          <table:table-cell office:value-type="percentage" office:value="0.19690438673433749" table:formula="msoxl:=B7/$B$14" table:style-name="ce8">
            <text:p>2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rdination and support services</text:p>
          </table:table-cell>
          <table:table-cell office:value-type="float" office:value="9.0008809999999997" table:style-name="ce17">
            <text:p>9.0</text:p>
          </table:table-cell>
          <table:table-cell office:value-type="percentage" office:value="6.3980576204134137E-2" table:formula="msoxl:=B8/$B$14" table:style-name="ce8">
            <text:p>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ucation</text:p>
          </table:table-cell>
          <table:table-cell office:value-type="float" office:value="8.8394560000000002" table:style-name="ce17">
            <text:p>8.8</text:p>
          </table:table-cell>
          <table:table-cell office:value-type="percentage" office:value="6.2833125803028703E-2" table:formula="msoxl:=B9/$B$14" table:style-name="ce8">
            <text:p>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riculture</text:p>
          </table:table-cell>
          <table:table-cell office:value-type="float" office:value="8.5194410000000005" table:style-name="ce17">
            <text:p>8.5</text:p>
          </table:table-cell>
          <table:table-cell office:value-type="percentage" office:value="6.0558376909674153E-2" table:formula="msoxl:=B10/$B$14" table:style-name="ce8">
            <text:p>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onomic recovery and infrastructure</text:p>
          </table:table-cell>
          <table:table-cell office:value-type="float" office:value="8.3583259999999999" table:style-name="ce17">
            <text:p>8.4</text:p>
          </table:table-cell>
          <table:table-cell office:value-type="percentage" office:value="5.9413130068267282E-2" table:formula="msoxl:=B11/$B$14" table:style-name="ce8">
            <text:p>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</text:p>
          </table:table-cell>
          <table:table-cell office:value-type="float" office:value="7.4760099999999996" table:style-name="ce17">
            <text:p>7.5</text:p>
          </table:table-cell>
          <table:table-cell office:value-type="percentage" office:value="5.3141401103721828E-2" table:formula="msoxl:=B12/$B$14" table:style-name="ce8">
            <text:p>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1.349461" table:formula="msoxl:=B16+B17+B18+B19" table:style-name="ce17">
            <text:p>11.3</text:p>
          </table:table-cell>
          <table:table-cell office:value-type="percentage" office:value="8.0674886645690405E-2" table:formula="msoxl:=B13/$B$14" table:style-name="ce8">
            <text:p>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140.68146199999998" table:formula="msoxl:=SUM(B6:B13)" table:style-name="ce17">
            <text:p>140.7</text:p>
          </table:table-cell>
          <table:table-cell office:value-type="percentage" office:value="1" table:formula="msoxl:=SUM(C6:C13)" table:style-name="ce8">
            <text:p>100%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7"/>
          <table:table-cell table:style-name="ce8"/>
          <table:table-cell table:number-columns-repeated="16381"/>
        </table:table-row>
        <table:table-row table:style-name="ro1">
          <table:table-cell office:value-type="string" table:style-name="ce10">
            <text:p>Protection/Human rights/Rule of law</text:p>
          </table:table-cell>
          <table:table-cell office:value-type="float" office:value="3.9006289999999999" table:style-name="ce18">
            <text:p>3.9</text:p>
          </table:table-cell>
          <table:table-cell office:value-type="percentage" office:value="2.7726673753219883E-2" table:formula="msoxl:=B16/$B$14" table:style-name="ce16">
            <text:p>3%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Food</text:p>
          </table:table-cell>
          <table:table-cell office:value-type="float" office:value="3.5537730000000001" table:style-name="ce18">
            <text:p>3.6</text:p>
          </table:table-cell>
          <table:table-cell office:value-type="percentage" office:value="2.5261132131254086E-2" table:formula="msoxl:=B17/$B$14" table:style-name="ce16">
            <text:p>3%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Shelter and non-food items</text:p>
          </table:table-cell>
          <table:table-cell office:value-type="float" office:value="2.7920739999999999" table:style-name="ce18">
            <text:p>2.8</text:p>
          </table:table-cell>
          <table:table-cell office:value-type="percentage" office:value="1.9846779812396322E-2" table:formula="msoxl:=B18/$B$14" table:style-name="ce16">
            <text:p>2%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ine action</text:p>
          </table:table-cell>
          <table:table-cell office:value-type="float" office:value="1.1029850000000001" table:style-name="ce18">
            <text:p>1.1</text:p>
          </table:table-cell>
          <table:table-cell office:value-type="percentage" office:value="7.8403009488201107E-3" table:formula="msoxl:=B19/$B$14" table:style-name="ce16">
            <text:p>1%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3" table:style-name="ce22"/>
          <table:table-cell table:number-columns-repeated="16381"/>
        </table:table-row>
        <table:table-row table:style-name="ro1">
          <table:table-cell table:style-name="ce22"/>
          <table:table-cell table:style-name="ce23"/>
          <table:table-cell table:style-name="ce22"/>
          <table:table-cell table:number-columns-repeated="16381"/>
        </table:table-row>
        <table:table-row table:number-rows-repeated="2" table:style-name="ro1">
          <table:table-cell table:number-columns-repeated="3" table:style-name="ce22"/>
          <table:table-cell table:number-columns-repeated="16381"/>
        </table:table-row>
        <table:table-row table:style-name="ro1">
          <table:table-cell table:style-name="ce1"/>
          <table:table-cell table:style-name="ce19"/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Fig_6" table:style-name="ta1">
        <table:table-column table:style-name="co11" table:default-cell-style-name="ce1"/>
        <table:table-column table:style-name="co1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assistance to Mali, 2012-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. Data downloaded 10 October 2016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table:style-name="ce1">
            <draw:frame xmlns:presentation="urn:oasis:names:tc:opendocument:xmlns:presentation:1.0" draw:z-index="1" draw:id="id5" draw:style-name="a5" draw:name="Chart 2" svg:x="0in" svg:y="0.15in" svg:width="5in" svg:height="3.1083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table:style-name="ce20"/>
          <table:table-cell office:value-type="string" table:style-name="ce20">
            <text:p>US$ millions</text:p>
          </table:table-cell>
          <table:table-cell table:number-columns-repeated="1638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219.89557500000001" table:style-name="ce2">
            <text:p><text:s/>220<text:s/></text:p>
          </table:table-cell>
          <table:table-cell table:number-columns-repeated="1638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68.04233399999998" table:style-name="ce2">
            <text:p><text:s/>368<text:s/></text:p>
          </table:table-cell>
          <table:table-cell table:number-columns-repeated="1638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81.48448999999999" table:style-name="ce2">
            <text:p><text:s/>381<text:s/></text:p>
          </table:table-cell>
          <table:table-cell table:number-columns-repeated="1638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206.68983700000001" table:style-name="ce2">
            <text:p><text:s/>207<text:s/></text:p>
          </table:table-cell>
          <table:table-cell table:number-columns-repeated="1638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40.68146200000001" table:style-name="ce2">
            <text:p><text:s/>141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1316.7936979999999" table:formula="msoxl:=SUM(B6:B10)" table:style-name="ce4">
            <text:p><text:s/>1,317<text:s/>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table:style-name="ce23"/>
          <table:table-cell table:number-columns-repeated="16382"/>
        </table:table-row>
        <table:table-row table:style-name="ro1">
          <table:table-cell table:style-name="ce1"/>
          <table:table-cell table:style-name="ce5"/>
          <table:table-cell table:number-columns-repeated="16382"/>
        </table:table-row>
        <table:table-row table:style-name="ro1">
          <table:table-cell/>
          <table:table-cell table:style-name="ce6"/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8" number:min-integer-digits="1" number:grouping="true"/>
      <number:text> </number:text>
    </number:number-style>
    <number:number-style style:name="N37P1">
      <number:text>-</number:text>
      <number:number number:decimal-places="8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1" number:min-integer-digits="1" number:grouping="true"/>
      <number:text> </number:text>
    </number:number-style>
    <number:number-style style:name="N38P1">
      <number:text>-</number:text>
      <number:number number:decimal-places="1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1" number:min-integer-digits="1" number:grouping="true"/>
    </number:number-style>
    <number:percentage-style style:name="N40">
      <number:number number:decimal-places="1" number:min-integer-digits="1"/>
      <number:text>%</number:text>
    </number:percentage-style>
    <number:number-style style:name="N41">
      <number:number number:decimal-places="1" number:min-integer-digits="1"/>
    </number:number-style>
    <number:number-style style:name="N42">
      <number:number number:decimal-places="7" number:min-integer-digits="1"/>
    </number:number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xandras</meta:initial-creator>
    <dc:creator>Simon M</dc:creator>
    <meta:creation-date>2016-10-10T15:04:58Z</meta:creation-date>
    <dc:date>2016-10-10T15:12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8pt" svg:width="360.0pt" chart:style-name="Crt0">
        <chart:plot-area chart:style-name="Plt0">
          <chart:axis chart:dimension="x" chart:name="primary-x" chart:style-name="Axs0">
            <chart:categories table:cell-range-address="Fig_1.$A$6:.$A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1.$B$5" chart:values-cell-range-address="Fig_1.$B$6:.$B$15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Axs3" style:data-style-name="N13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2S0P4" style:data-style-name="N0">
      <style:chart-properties chart:link-data-style-to-source="true" chart:data-label-number="value" chart:data-label-text="false" chart:data-label-symbol="false"/>
      <style:graphic-properties draw:fill="none" draw:stroke="solid" svg:stroke-width="0.03125in" svg:stroke-color="#7d60a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2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solid" svg:stroke-width="0.03125in" svg:stroke-color="#7d60a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maximum="100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6.2pt" svg:width="445.8pt" chart:style-name="Crt0">
        <chart:legend svg:x="322.2001574803149pt" svg:y="105.6003149606299pt" chart:style-name="Lgnd"/>
        <chart:plot-area chart:style-name="Plt0">
          <chart:axis chart:dimension="x" chart:name="primary-x" chart:style-name="Axs0">
            <chart:categories table:cell-range-address="Fig_2_.$A$6:.$A$10"/>
          </chart:axis>
          <chart:axis chart:dimension="y" chart:name="primary-y" chart:style-name="Axs1">
            <chart:grid chart:class="major" chart:style-name="GMa1"/>
          </chart:axis>
          <chart:axis chart:dimension="x" chart:name="secondary-X" chart:style-name="Axs2">
            <chart:categories table:cell-range-address="Fig_2_.$A$6:.$A$10"/>
          </chart:axis>
          <chart:axis chart:dimension="y" chart:name="secondary-y" chart:style-name="Axs3"/>
          <chart:series chart:label-cell-address="Fig_2_.$C$5" chart:values-cell-range-address="Fig_2_.$C$6:.$C$10" chart:class="chart:bar" chart:attached-axis="primary-y" chart:style-name="G0S0">
            <chart:data-point chart:repeated="5"/>
          </chart:series>
          <chart:series chart:label-cell-address="Fig_2_.$D$5" chart:values-cell-range-address="Fig_2_.$D$6:.$D$10" chart:class="chart:bar" chart:attached-axis="primary-y" chart:style-name="G0S1">
            <chart:data-point chart:repeated="5"/>
          </chart:series>
          <chart:series chart:label-cell-address="Fig_2_.$B$5" chart:values-cell-range-address="Fig_2_.$B$6:.$B$10" chart:class="chart:line" chart:attached-axis="primary-y" chart:style-name="G1S0">
            <chart:data-point chart:repeated="5"/>
          </chart:series>
          <chart:series chart:label-cell-address="Fig_2_.$E$5" chart:values-cell-range-address="Fig_2_.$E$6:.$E$10" chart:class="chart:line" chart:attached-axis="secondary-y" chart:style-name="G2S0">
            <chart:data-point chart:repeated="4"/>
            <chart:data-point chart:style-name="G2S0P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2pt" svg:width="370.2pt" chart:style-name="Crt0">
        <chart:plot-area chart:style-name="Plt0">
          <chart:axis chart:dimension="x" chart:name="primary-x" chart:style-name="Axs0">
            <chart:categories table:cell-range-address="Fig_3-4.$B$5:.$F$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3-4.$A$6" chart:values-cell-range-address="Fig_3-4.$B$6:.$F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0.2pt" svg:width="367.2pt" chart:style-name="Crt0">
        <chart:plot-area chart:style-name="Plt0">
          <chart:axis chart:dimension="x">
            <chart:categories table:cell-range-address="Fig_3-4.$A$30:.$A$36"/>
          </chart:axis>
          <chart:axis chart:dimension="y"/>
          <chart:series chart:label-cell-address="Fig_3-4.$B$29" chart:values-cell-range-address="Fig_3-4.$B$30:.$B$3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none" chart:data-label-text="false" chart:data-label-symbol="false"/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62.8pt" svg:width="360.0pt" chart:style-name="Crt0">
        <chart:plot-area chart:style-name="Plt0">
          <chart:axis chart:dimension="x">
            <chart:categories table:cell-range-address="Fig_5.$A$6:.$A$13"/>
          </chart:axis>
          <chart:axis chart:dimension="y"/>
          <chart:series chart:label-cell-address="Fig_5.$B$5" chart:values-cell-range-address="Fig_5.$B$6:.$B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8pt" svg:width="360.0pt" chart:style-name="Crt0">
        <chart:plot-area svg:x="26.20503937007874pt" svg:y="8.509291338582677pt" svg:width="322.7949606299212pt" svg:height="212.4944094488189pt" chart:style-name="Plt0">
          <chart:axis chart:dimension="x" chart:name="primary-x" chart:style-name="Axs0">
            <chart:categories table:cell-range-address="Fig_6.$A$6:.$A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6.$B$5" chart:values-cell-range-address="Fig_6.$B$6:.$B$10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